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9.79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DejaVu Sans" style:font-name-complex="Noto Sans Arab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postgresql://ksupl_database_user:zcX9PixiGfskBWDlPsGhiGpGX20Fb3F4@dpg-d3e4hb0dl3ps73a7402g-a/ksupl_database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zcX9PixiGfskBWDlPsGhiGpGX20Fb3F4@dpg-d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ostgresql://ksupl_database_user:zcX9PixiGfskBWDlPsGhiGpGX20Fb3F4@dpg-d3e4hb0dl3ps73a7402g-a/ksupl_database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postgresql://ksupl_database_8f39_user:Ub8EfaKoF4lBvege6aiCTnrOY2uYSiIS@dpg-d3e55npr0fns73b3681g-a/ksupl_database_8f3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https://kisii-university-football-league-backend.onrender.com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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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CLOUDINARY</text:p>
          </table:table-cell>
        </table:table-row>
        <table:table-row table:style-name="ro1">
          <table:table-cell table:style-name="ce1" office:value-type="string" calcext:value-type="string">
            <text:p>NAME- dn0c4uz50</text:p>
          </table:table-cell>
        </table:table-row>
        <table:table-row table:style-name="ro1">
          <table:table-cell table:style-name="ce1" office:value-type="string" calcext:value-type="string">
            <text:p>API SECRET-uxT_4tnKMzUgN1AQEAaWPERfuGo</text:p>
          </table:table-cell>
        </table:table-row>
        <table:table-row table:style-name="ro1">
          <table:table-cell table:style-name="ce1" office:value-type="string" calcext:value-type="string">
            <text:p>API KEY-721572229965649</text:p>
          </table:table-cell>
        </table:table-row>
        <table:table-row table:style-name="ro1" table:number-rows-repeated="7">
          <table:table-cell/>
        </table:table-row>
        <table:table-row table:style-name="ro1">
          <table:table-cell office:value-type="string" calcext:value-type="string">
            <text:p>supabase connection string</text:p>
          </table:table-cell>
        </table:table-row>
        <table:table-row table:style-name="ro2">
          <table:table-cell office:value-type="string" calcext:value-type="string">
            <text:p>postgresql://postgres:[<text:a xlink:href="mailto:Z@KT295" xlink:type="simple">Z@KT295</text:a>#.]@db.mhnbktbdjdmwirbrghuz.supabase.co:5432/postgr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7">00/00/0000</text:date>, <text:time style:data-style-name="N2" text:time-value="09:27:01.3089763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1T00:17:56.622084214</meta:creation-date>
    <dc:date>2025-10-17T09:28:57.433660244</dc:date>
    <meta:editing-duration>PT3H45M33S</meta:editing-duration>
    <meta:editing-cycles>10</meta:editing-cycles>
    <meta:generator>LibreOffice/24.2.7.2$Linux_X86_64 LibreOffice_project/420$Build-2</meta:generator>
    <meta:document-statistic meta:table-count="1" meta:cell-count="12" meta:object-count="0"/>
  </office:meta>
</office:document-meta>
</file>